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22/10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MEDRANO GARAY, LUCY CAROL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COMERCIALIZADORA H &amp; G EIRL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IQT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29/10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MEDRANO GARAY, LUCY CAROL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>VASQUEZ PEZO, HENRY</text:p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33</text:p>
          </table:table-cell>
        </table:table-row>
        <table:table-row>
          <table:table-cell table:style-name="Tabla1.A2" office:value-type="float" office:value="0">
            <text:p text:style-name="P7">POLLO COBB</text:p>
          </table:table-cell>
          <table:table-cell table:style-name="Tabla1.B2" office:value-type="string">
            <text:p text:style-name="P9">Cant.Cajas: <text:span text:style-name="T11">33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/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ACL-1157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/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/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28T20:39:29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